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f20" officeooo:paragraph-rsid="00081f20"/>
    </style:style>
    <style:style style:name="P2" style:family="paragraph" style:parent-style-name="Standard">
      <style:text-properties officeooo:rsid="0009df3b" officeooo:paragraph-rsid="0009df3b"/>
    </style:style>
    <style:style style:name="P3" style:family="paragraph" style:parent-style-name="Standard">
      <style:text-properties officeooo:rsid="000bded0" officeooo:paragraph-rsid="000bded0"/>
    </style:style>
    <style:style style:name="P4" style:family="paragraph" style:parent-style-name="Standard">
      <style:text-properties officeooo:rsid="00081f20" officeooo:paragraph-rsid="00081f20"/>
    </style:style>
    <style:style style:name="T1" style:family="text">
      <style:text-properties officeooo:rsid="0009df3b"/>
    </style:style>
    <style:style style:name="T2" style:family="text">
      <style:text-properties officeooo:rsid="000b008e"/>
    </style:style>
    <style:style style:name="T3" style:family="text">
      <style:text-properties officeooo:rsid="000cb75f"/>
    </style:style>
    <style:style style:name="T4" style:family="text">
      <style:text-properties officeooo:rsid="000dea15"/>
    </style:style>
    <style:style style:name="T5" style:family="text">
      <style:text-properties officeooo:rsid="000fd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4</text:p>
      <text:p text:style-name="P1">a) Verfügbarkeit – Integrität - Vertraulichkeit</text:p>
      <text:p text:style-name="P1"/>
      <text:p text:style-name="P1">b) Bundesamt für Sicherheit in der Informationstechnik</text:p>
      <text:p text:style-name="P1"/>
      <text:p text:style-name="P1">c) <text:span text:style-name="T1">Allgemeines Ziel des BSI</text:span></text:p>
      <text:p text:style-name="P1"><text:s text:c="4"/><text:span text:style-name="T3">IT-Forensik</text:span></text:p>
      <text:p text:style-name="P1"/>
      <text:p text:style-name="P1">d) -Angewandte Bedrohungen und Gefährdungen</text:p>
      <text:p text:style-name="P1"><text:s text:c="4"/>-Erfüllung für ein angemessenes Sicherheitsniveau</text:p>
      <text:p text:style-name="P1"/>
      <text:p text:style-name="P1">e) technische und organisatorische Maßnahmen zu Datenverarbeitungsanlagen</text:p>
      <text:p text:style-name="P1"/>
      <text:p text:style-name="P1">f) <text:span text:style-name="T1">Protokoll zur Sicherstellung von IT-Sicherheit</text:span></text:p>
      <text:p text:style-name="P1"/>
      <text:p text:style-name="P1">g) <text:span text:style-name="T1">Bedrohungen</text:span></text:p>
      <text:p text:style-name="P1"/>
      <text:p text:style-name="P2">Aufgabe 5</text:p>
      <text:p text:style-name="P2"/>
      <text:p text:style-name="P2">a) <text:span text:style-name="T2">SYS</text:span></text:p>
      <text:p text:style-name="P2"/>
      <text:p text:style-name="P2">b) <text:span text:style-name="T2">APPS</text:span></text:p>
      <text:p text:style-name="P2"/>
      <text:p text:style-name="P2">c) <text:span text:style-name="T2">NET</text:span></text:p>
      <text:p text:style-name="P2"/>
      <text:p text:style-name="P2">d) <text:span text:style-name="T2">ORP</text:span></text:p>
      <text:p text:style-name="P2"/>
      <text:p text:style-name="P2">e) <text:span text:style-name="T2">INF</text:span></text:p>
      <text:p text:style-name="P2"/>
      <text:p text:style-name="P2">f) <text:span text:style-name="T2">IND</text:span></text:p>
      <text:p text:style-name="P2"/>
      <text:p text:style-name="P2">g) <text:span text:style-name="T4">CON</text:span></text:p>
      <text:p text:style-name="P2"/>
      <text:p text:style-name="P2">h) <text:span text:style-name="T4">DER</text:span></text:p>
      <text:p text:style-name="P2"/>
      <text:p text:style-name="P2">i) <text:span text:style-name="T2">OPS</text:span></text:p>
      <text:p text:style-name="P2"/>
      <text:p text:style-name="P2">j) <text:span text:style-name="T5">ISMS</text:span></text:p>
      <text:p text:style-name="P2"/>
      <text:p text:style-name="P3">Aufgabe 7</text:p>
      <text:p text:style-name="P3"/>
      <text:p text:style-name="P3">Verfügbarkeit → Grundwert A</text:p>
      <text:p text:style-name="P3">Vertraulichkeit → Grundwert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4:34:32.557000000</meta:creation-date>
    <dc:date>2021-03-09T13:47:56.859000000</dc:date>
    <meta:editing-duration>PT19M25S</meta:editing-duration>
    <meta:editing-cycles>4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4" meta:word-count="77" meta:character-count="520" meta:non-whitespace-character-count="458"/>
  </office:meta>
</office:document-meta>
</file>